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1" fo:font-weight="bold" officeooo:rsid="0026767d" officeooo:paragraph-rsid="0026767d" style:font-weight-asian="bold" style:font-weight-complex="bold"/>
    </style:style>
    <style:style style:name="P2" style:family="paragraph" style:parent-style-name="Standard">
      <style:paragraph-properties fo:text-align="center" style:justify-single-word="false"/>
      <style:text-properties style:font-name="Calibri1" fo:font-weight="bold" officeooo:rsid="0026767d" officeooo:paragraph-rsid="0026767d" style:font-weight-asian="bold" style:font-weight-complex="bold"/>
    </style:style>
    <style:style style:name="P3" style:family="paragraph" style:parent-style-name="Standard">
      <style:text-properties style:font-name="Calibri1" fo:font-weight="bold" officeooo:rsid="001a09d5" officeooo:paragraph-rsid="001a09d5" style:font-weight-asian="bold" style:font-weight-complex="bold"/>
    </style:style>
    <style:style style:name="P4" style:family="paragraph" style:parent-style-name="Standard">
      <style:paragraph-properties fo:text-align="justify" style:justify-single-word="false"/>
      <style:text-properties style:font-name="Calibri1" fo:font-weight="bold" officeooo:rsid="001a09d5" officeooo:paragraph-rsid="001a09d5" style:font-weight-asian="bold" style:font-weight-complex="bold"/>
    </style:style>
    <style:style style:name="P5" style:family="paragraph" style:parent-style-name="Standard">
      <style:paragraph-properties fo:text-align="justify" style:justify-single-word="false"/>
      <style:text-properties style:font-name="Calibri1" fo:font-weight="bold" officeooo:rsid="001a09d5" officeooo:paragraph-rsid="0027e1f9" style:font-weight-asian="bold" style:font-weight-complex="bold"/>
    </style:style>
    <style:style style:name="P6" style:family="paragraph" style:parent-style-name="Standard">
      <style:paragraph-properties fo:text-align="justify" style:justify-single-word="false"/>
      <style:text-properties style:font-name="Calibri1" fo:font-weight="bold" officeooo:rsid="001ab1ea" officeooo:paragraph-rsid="001ab1ea" style:font-weight-asian="bold" style:font-weight-complex="bold"/>
    </style:style>
    <style:style style:name="P7" style:family="paragraph" style:parent-style-name="Standard">
      <style:text-properties style:font-name="Calibri1" fo:font-weight="bold" officeooo:rsid="001e9af2" officeooo:paragraph-rsid="001e9af2" style:font-weight-asian="bold" style:font-weight-complex="bold"/>
    </style:style>
    <style:style style:name="P8" style:family="paragraph" style:parent-style-name="Standard">
      <style:paragraph-properties>
        <style:tab-stops>
          <style:tab-stop style:position="1.249cm"/>
        </style:tab-stops>
      </style:paragraph-properties>
      <style:text-properties style:font-name="Calibri1" fo:font-weight="bold" officeooo:rsid="001e9af2" officeooo:paragraph-rsid="001e9af2" style:font-weight-asian="bold" style:font-weight-complex="bold"/>
    </style:style>
    <style:style style:name="P9" style:family="paragraph" style:parent-style-name="Standard">
      <style:text-properties style:font-name="Calibri1" fo:font-weight="bold" officeooo:rsid="00207e42" officeooo:paragraph-rsid="00207e42" style:font-weight-asian="bold" style:font-weight-complex="bold"/>
    </style:style>
    <style:style style:name="P10" style:family="paragraph" style:parent-style-name="Standard">
      <style:paragraph-properties fo:text-align="center" style:justify-single-word="false"/>
      <style:text-properties style:font-name="Calibri1" fo:font-weight="bold" officeooo:rsid="0027e1f9" officeooo:paragraph-rsid="0027e1f9" style:font-weight-asian="bold" style:font-weight-complex="bold"/>
    </style:style>
    <style:style style:name="P11" style:family="paragraph" style:parent-style-name="Standard">
      <style:paragraph-properties fo:text-align="justify" style:justify-single-word="false"/>
      <style:text-properties style:font-name="Calibri1" style:text-underline-style="solid" style:text-underline-width="auto" style:text-underline-color="font-color" fo:font-weight="bold" officeooo:rsid="001a09d5" officeooo:paragraph-rsid="001a09d5" style:font-weight-asian="bold" style:font-weight-complex="bold"/>
    </style:style>
    <style:style style:name="P12" style:family="paragraph" style:parent-style-name="Standard">
      <style:paragraph-properties fo:text-align="justify" style:justify-single-word="false"/>
      <style:text-properties style:font-name="Calibri1" style:text-underline-style="none" fo:font-weight="normal" officeooo:rsid="001a09d5" officeooo:paragraph-rsid="001a09d5" style:font-weight-asian="normal" style:font-weight-complex="normal"/>
    </style:style>
    <style:style style:name="P13" style:family="paragraph" style:parent-style-name="Standard">
      <style:paragraph-properties fo:text-align="justify" style:justify-single-word="false"/>
      <style:text-properties style:font-name="Calibri1" style:text-underline-style="none" fo:font-weight="normal" officeooo:rsid="001ab1ea" officeooo:paragraph-rsid="001ab1ea" style:font-weight-asian="normal" style:font-weight-complex="normal"/>
    </style:style>
    <style:style style:name="P14" style:family="paragraph" style:parent-style-name="Standard">
      <style:paragraph-properties fo:text-align="justify" style:justify-single-word="false"/>
      <style:text-properties style:font-name="Calibri1" style:text-underline-style="none" fo:font-weight="normal" officeooo:rsid="0028c3f1" officeooo:paragraph-rsid="0028c3f1" style:font-weight-asian="normal" style:font-weight-complex="normal"/>
    </style:style>
    <style:style style:name="P15" style:family="paragraph" style:parent-style-name="Standard">
      <style:paragraph-properties fo:text-align="justify" style:justify-single-word="false"/>
      <style:text-properties style:font-name="Calibri1" style:text-underline-style="none" fo:font-weight="normal" officeooo:rsid="001db6ac" officeooo:paragraph-rsid="001db6ac" style:font-weight-asian="normal" style:font-weight-complex="normal"/>
    </style:style>
    <style:style style:name="P16" style:family="paragraph" style:parent-style-name="Standard">
      <style:paragraph-properties fo:text-align="start" style:justify-single-word="false"/>
      <style:text-properties style:font-name="Calibri1" style:text-underline-style="none" fo:font-weight="normal" officeooo:rsid="002c3d87" officeooo:paragraph-rsid="002c3d87" style:font-weight-asian="normal" style:font-weight-complex="normal"/>
    </style:style>
    <style:style style:name="P17" style:family="paragraph" style:parent-style-name="Standard">
      <style:paragraph-properties fo:text-align="start" style:justify-single-word="false"/>
      <style:text-properties style:font-name="Calibri1" style:text-underline-style="none" fo:font-weight="normal" officeooo:rsid="002c95df" officeooo:paragraph-rsid="002c95df" style:font-weight-asian="normal" style:font-weight-complex="normal"/>
    </style:style>
    <style:style style:name="P18" style:family="paragraph" style:parent-style-name="Standard">
      <style:paragraph-properties fo:text-align="center" style:justify-single-word="false"/>
      <style:text-properties style:font-name="Calibri1" style:text-underline-style="none" fo:font-weight="bold" officeooo:rsid="002c3d87" officeooo:paragraph-rsid="002c3d87" style:font-weight-asian="bold" style:font-weight-complex="bold"/>
    </style:style>
    <style:style style:name="P19" style:family="paragraph" style:parent-style-name="Standard">
      <style:paragraph-properties fo:text-align="start" style:justify-single-word="false"/>
      <style:text-properties style:font-name="Calibri1" officeooo:paragraph-rsid="002c8689"/>
    </style:style>
    <style:style style:name="P20" style:family="paragraph" style:parent-style-name="Standard">
      <style:paragraph-properties fo:text-align="start" style:justify-single-word="false"/>
      <style:text-properties officeooo:paragraph-rsid="002c8689"/>
    </style:style>
    <style:style style:name="P21" style:family="paragraph" style:parent-style-name="Standard">
      <style:paragraph-properties fo:text-align="start" style:justify-single-word="false"/>
      <style:text-properties style:font-name="Calibri" style:text-underline-style="solid" style:text-underline-width="auto" style:text-underline-color="font-color" fo:font-weight="bold" officeooo:paragraph-rsid="003430c7" style:font-weight-asian="bold" style:font-name-complex="Calibri2" style:font-weight-complex="bold"/>
    </style:style>
    <style:style style:name="P22" style:family="paragraph" style:parent-style-name="Standard">
      <style:paragraph-properties fo:text-align="start" style:justify-single-word="false"/>
      <style:text-properties style:font-name="Calibri" style:text-underline-style="none" fo:font-weight="normal" officeooo:paragraph-rsid="003430c7" style:font-weight-asian="normal" style:font-name-complex="Calibri2" style:font-weight-complex="normal"/>
    </style:style>
    <style:style style:name="P23" style:family="paragraph" style:parent-style-name="Standard">
      <loext:graphic-properties draw:fill="none"/>
      <style:paragraph-properties fo:margin-left="0cm" fo:margin-right="-0.4cm" fo:text-indent="0cm" style:auto-text-indent="false" fo:background-color="transparent">
        <style:tab-stops>
          <style:tab-stop style:position="1.588cm"/>
        </style:tab-stops>
      </style:paragraph-properties>
      <style:text-properties style:font-name="Calibri1" fo:font-weight="bold" officeooo:rsid="002f86ab" officeooo:paragraph-rsid="002f86ab" style:font-weight-asian="bold" style:font-weight-complex="bold"/>
    </style:style>
    <style:style style:name="P24" style:family="paragraph" style:parent-style-name="Standard" style:master-page-name="">
      <loext:graphic-properties draw:fill="none"/>
      <style:paragraph-properties fo:margin-left="0cm" fo:margin-right="-0.4cm" fo:text-indent="0cm" style:auto-text-indent="false" style:page-number="auto" fo:background-color="transparent">
        <style:tab-stops>
          <style:tab-stop style:position="1.588cm"/>
        </style:tab-stops>
      </style:paragraph-properties>
      <style:text-properties style:font-name="Calibri1" fo:font-weight="bold" officeooo:rsid="001e9af2" officeooo:paragraph-rsid="001e9af2" style:font-weight-asian="bold" style:font-weight-complex="bold"/>
    </style:style>
    <style:style style:name="P25" style:family="paragraph" style:parent-style-name="Standard">
      <style:paragraph-properties fo:text-align="start" style:justify-single-word="false"/>
      <style:text-properties style:font-name="Calibri1" style:text-underline-style="none" fo:font-weight="normal" officeooo:rsid="002c95df" officeooo:paragraph-rsid="003430c7" style:font-weight-asian="normal" style:font-weight-complex="normal"/>
    </style:style>
    <style:style style:name="P26"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3601dd" officeooo:paragraph-rsid="003601dd" style:font-size-asian="12pt" style:font-weight-asian="bold" style:font-name-complex="Calibri2" style:font-size-complex="12pt" style:font-weight-complex="bold"/>
    </style:style>
    <style:style style:name="P27" style:family="paragraph" style:parent-style-name="Standard">
      <style:paragraph-properties fo:text-align="start" style:justify-single-word="false"/>
      <style:text-properties style:font-name="Calibri" fo:font-size="12pt" style:text-underline-style="none" fo:font-weight="normal" officeooo:rsid="003601dd" officeooo:paragraph-rsid="003601dd" style:font-size-asian="12pt" style:font-weight-asian="normal" style:font-name-complex="Calibri2" style:font-size-complex="12pt" style:font-weight-complex="normal"/>
    </style:style>
    <style:style style:name="P28" style:family="paragraph" style:parent-style-name="Standard">
      <style:paragraph-properties fo:text-align="start" style:justify-single-word="false"/>
      <style:text-properties style:font-name="Calibri" style:text-underline-style="none" fo:font-weight="normal" officeooo:paragraph-rsid="003601dd" style:font-weight-asian="normal" style:font-name-complex="Calibri2" style:font-weight-complex="normal"/>
    </style:style>
    <style:style style:name="P29" style:family="paragraph" style:parent-style-name="Standard">
      <style:paragraph-properties fo:text-align="start" style:justify-single-word="false" fo:break-before="page"/>
      <style:text-properties style:font-name="Calibri" fo:font-size="12pt" style:text-underline-style="solid" style:text-underline-width="auto" style:text-underline-color="font-color" fo:font-weight="bold" officeooo:rsid="003601dd" officeooo:paragraph-rsid="003601dd" style:font-size-asian="12pt" style:font-weight-asian="bold" style:font-name-complex="Calibri2" style:font-size-complex="12pt" style:font-weight-complex="bold"/>
    </style:style>
    <style:style style:name="T1" style:family="text">
      <style:text-properties officeooo:rsid="001ab1ea"/>
    </style:style>
    <style:style style:name="T2" style:family="text">
      <style:text-properties officeooo:rsid="001db6ac"/>
    </style:style>
    <style:style style:name="T3" style:family="text">
      <style:text-properties officeooo:rsid="001e9af2"/>
    </style:style>
    <style:style style:name="T4" style:family="text">
      <style:text-properties officeooo:rsid="00207e42"/>
    </style:style>
    <style:style style:name="T5" style:family="text">
      <style:text-properties officeooo:rsid="0021f1f0"/>
    </style:style>
    <style:style style:name="T6" style:family="text">
      <style:text-properties officeooo:rsid="0029ce9a"/>
    </style:style>
    <style:style style:name="T7" style:family="text">
      <style:text-properties style:font-name="Calibri1"/>
    </style:style>
    <style:style style:name="T8" style:family="text">
      <style:text-properties style:font-name="Calibri1" style:text-underline-style="none" fo:font-weight="normal" officeooo:rsid="002c8689" style:font-weight-asian="normal" style:font-weight-complex="normal"/>
    </style:style>
    <style:style style:name="T9" style:family="text">
      <style:text-properties officeooo:rsid="002c95df"/>
    </style:style>
    <style:style style:name="T10" style:family="text">
      <style:text-properties officeooo:rsid="002f86ab"/>
    </style:style>
    <style:style style:name="T11" style:family="text">
      <style:text-properties officeooo:rsid="003295db"/>
    </style:style>
    <style:style style:name="T12" style:family="text">
      <style:text-properties style:font-name="Calibri" style:font-name-complex="Calibri2"/>
    </style:style>
    <style:style style:name="T13" style:family="text">
      <style:text-properties style:font-name="Calibri" fo:font-size="10pt" fo:font-style="italic" style:font-size-asian="10pt" style:font-style-asian="italic" style:font-name-complex="Calibri2" style:font-size-complex="10pt" style:font-style-complex="italic"/>
    </style:style>
    <style:style style:name="T14" style:family="text">
      <style:text-properties officeooo:rsid="003601dd"/>
    </style:style>
    <style:style style:name="T15"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ARIO DE CONFINAMIENTO<text:span text:style-name="T10"> marzo 2020</text:span></text:p>
      <text:p text:style-name="P2"/>
      <text:p text:style-name="P9">miércoles<text:tab/>11 de marzo <text:tab/>Declaración del coronavirus pandemia mundial </text:p>
      <text:p text:style-name="P3">viernes <text:span text:style-name="T3"><text:s text:c="3"/><text:tab/></text:span>13 de marzo <text:span text:style-name="T3"><text:tab/>Suspensión de clases</text:span></text:p>
      <text:p text:style-name="P7">sábado <text:s text:c="3"/><text:span text:style-name="T4"><text:tab/></text:span>14 de marzo <text:tab/>Decretado el estado de alarma<text:span text:style-name="T11"> 15 días</text:span></text:p>
      <text:p text:style-name="P8">domingo <text:span text:style-name="T4"><text:tab/></text:span>15 de marzo <text:tab/><text:span text:style-name="T5">Instrucciones Consejería de Educación. Centros cerrados.</text:span><text:tab/></text:p>
      <text:p text:style-name="P24">lunes <text:s text:c="6"/><text:span text:style-name="T4"><text:tab/></text:span>16 de marzo <text:tab/>Suspendida libre circulación activos los controles de fronteras </text:p>
      <text:p text:style-name="P23">Domingo<text:tab/>22 de marzo <text:tab/>Decretada continuación del estado de alarma<text:span text:style-name="T11"> 15 días mas </text:span></text:p>
      <text:p text:style-name="P3"/>
      <text:p text:style-name="P5">Este documento nos servirá como testimonio vivido por la primera promoción 20<text:span text:style-name="T4">19</text:span>/2<text:span text:style-name="T4">0</text:span> del ciclo formativo de grado superior 'Desarrollo de Aplicaciones Multiplataforma" <text:span text:style-name="T4">del IES Pablo Picasso durante</text:span> la situación <text:span text:style-name="T4">de confinamiento tras decretarse el estado de alarma </text:span>en España.<text:span text:style-name="T1"> </text:span></text:p>
      <text:p text:style-name="P5"/>
      <text:p text:style-name="P10">"Aunque nos pese estamos haciendo historia"</text:p>
      <text:p text:style-name="P4"/>
      <text:p text:style-name="P6">Cada alumno/a debe poner en el documento una pequeña reflexión sobre los momentos que estamos viviendo.</text:p>
      <text:p text:style-name="P4"/>
      <text:p text:style-name="P11">Isa Hermoso</text:p>
      <text:p text:style-name="P11"/>
      <text:p text:style-name="P14">16/3/2020</text:p>
      <text:p text:style-name="P14"/>
      <text:p text:style-name="P12">Llevabamos cuatro años solicitando la implantación del ciclo formativo de grado superior<text:span text:style-name="T4"> en modalidad dual</text:span>, y en el 2020 por fin llegó. Con prisas, sin dotación económica, sin equipos informáticos... pero al fin llegó.<text:span text:style-name="T10"> Que bien que llegó hasta mi querida amiga Isa.</text:span></text:p>
      <text:p text:style-name="P12">Obra express, arreglo del aula, todo preparado in extremis.. Esperando al alumnado que<text:span text:style-name="T1">..</text:span> por fin llegó<text:span text:style-name="T1">. Una estupenda promoción con mucha buena gente, genial ambiente de trabajo, el profesorado feliz, el alumnado contento, las empresas con duales en marcha ... y el coronavirus también llegó. </text:span></text:p>
      <text:p text:style-name="P12"/>
      <text:p text:style-name="P13">No lo esperabamos pero se invitó. Así que aquí estamos confinados cada uno en su casa y haciendo un<text:span text:style-name="T2">a</text:span> práctica de control de versiones con Github. <text:span text:style-name="T2">El argumento es de una película de ciencia ficción y reitera mi dicho 'en un segundo cambia todo'.</text:span></text:p>
      <text:p text:style-name="P13"/>
      <text:p text:style-name="P15">Debemos tomar esto como una llamada de atención y un parar<text:span text:style-name="T4">,</text:span> ver hacia donde nos dirigimos y de qué manera. Empezamos el curso proponiendo una visita a la fábrica de cerveza Victoria y en cuanto podamos allí brindaremos y celebraremos que todo ha salido bien porque #todosnosquedamosencasa.</text:p>
      <text:p text:style-name="P15"/>
      <text:p text:style-name="P14">Posdata: ¿La silla maldita tendrá algo que ver en esto?<text:span text:style-name="T6"> <text:s/>Volveremos.</text:span></text:p>
      <text:p text:style-name="P14"/>
      <text:p text:style-name="P18">PRACTICA 5: Diario de confinamiento </text:p>
      <text:p text:style-name="P18"/>
      <text:p text:style-name="P20"><text:span text:style-name="T8">1. Hazte una copia del repositorio público <text:s/></text:span><text:a xlink:type="simple" xlink:href="https://github.com/adaiespablopicasso/diarioconfinamiento" text:style-name="Internet_20_link" text:visited-style-name="Visited_20_Internet_20_Link"><text:span text:style-name="T7">https://github.com/adaiespablopicasso/diarioconfinamiento</text:span></text:a><text:span text:style-name="T7"> </text:span></text:p>
      <text:p text:style-name="P19"/>
      <text:p text:style-name="P16"><text:soft-page-break/><text:span text:style-name="T9">2. </text:span>Aporta tu reflexión al diario de confinamiento </text:p>
      <text:p text:style-name="P16"/>
      <text:p text:style-name="P17">3. Comunica al usuario adaiespablopicasso que has realizado tu aportación y que acepte los cambios</text:p>
      <text:p text:style-name="P17"/>
      <text:p text:style-name="P21">Miguel Moreno Jurado</text:p>
      <text:p text:style-name="P21"/>
      <text:p text:style-name="P22">23/03/20</text:p>
      <text:p text:style-name="P22"/>
      <text:p text:style-name="P22">Después de haber pasado unas “maravillosas ” prácticas en Brainspro, justo cuando vuelvo a tener una empresa y parece ser que está muy bien, se impone la cuarentena. No se si es más una película de ciencia ficción o un dramón de los de telecinco.</text:p>
      <text:p text:style-name="P22"/>
      <text:p text:style-name="P22">Aún así estoy aprendiendo mucho de la gente en esta cuarentena, desde mis geniales compis, que más o menos nos hemos organizado bien y nos conectamos a discord para explicarnos las cosas que no llegamos a entender entre nosotros, hasta la gente de mi barrio y en general que sorprendentemente se están comportando con una actitud y un respeto cumpliendo las especificaciones de la cuarentena geniales. La verdad, también me acuerdo mucho de mi familia y que no he podido estar con ellos en estos momentos por prevención y estoy deseando tomarme una cerveza (dos litronas) en la playa cuando esto acabe.</text:p>
      <text:p text:style-name="P22"/>
      <text:p text:style-name="P25"><text:span text:style-name="T12">Abrazos a todos. </text:span><text:span text:style-name="T13">Menor que tres.</text:span></text:p>
      <text:p text:style-name="P29"><text:span text:style-name="T15">Roque Flores Naranjo</text:span></text:p>
      <text:p text:style-name="P26"><text:span text:style-name="T15"/></text:p>
      <text:p text:style-name="P28"><text:span text:style-name="T14">28</text:span>/03/20</text:p>
      <text:p text:style-name="P28"/>
      <text:p text:style-name="P27"><text:span text:style-name="T15">Creíamos que trabajar en casa era mejor, más relajado, menos control, menos trabajo; pero nuestros sueños se han venido al traste, es peor, menos relajado, más control y más trabajo.</text:span></text:p>
      <text:p text:style-name="P27"><text:span text:style-name="T15"/></text:p>
      <text:p text:style-name="P27"><text:span text:style-name="T15">De relajado nada con dos adolescentes en casa a todas horas la palabra relax no es parte del vocabulario, las empresas no se fían de sus trabajadores en un estado normal de cosas, en un estado de excepcionalidad mucho menos y redoblan sus controles sobre sus trabajadores remotos y como consecuencia de ello triplican el trabajo asignado porque piensan que estando en casa estamos más relajados y multiplicamos el tiempo como Jesús con el pan y los peces.</text:span></text:p>
      <text:p text:style-name="P27"><text:span text:style-name="T15"/></text:p>
      <text:p text:style-name="P27"><text:span text:style-name="T15">Para darnos cuenta de ello ha tenido que venir una pandemia global que la OMS venía prediciendo desde hacía ya casi una década, y claro de tanto insistir al final tuvo que acertar. Ya vamos por 15 días de confinamiento y tiene pinta de que esto continúe otros 30 más.</text:span></text:p>
      <text:p text:style-name="P27"><text:span text:style-name="T15"/></text:p>
      <text:p text:style-name="P27"><text:span text:style-name="T15">Esperemos que la cosa termine pronto y podamos salir a la calle sin miedo y sin másca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Calibri1" fo:font-weight="bold" officeooo:rsid="0026767d" officeooo:paragraph-rsid="0026767d" style:font-weight-asian="bold" style:font-weight-complex="bold"/>
    </style:style>
    <style:page-layout style:name="Mpm1">
      <style:page-layout-properties fo:page-width="21.001cm" fo:page-height="29.7cm" style:num-format="1" style:print-orientation="portrait" fo:margin-top="0.741cm" fo:margin-bottom="0.95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207cm" fo:margin-left="0cm" fo:margin-right="0cm" fo:margin-bottom="0.499cm"/>
      </style:header-style>
      <style:footer-style/>
    </style:page-layout>
  </office:automatic-styles>
  <office:master-styles>
    <style:master-page style:name="Standard" style:page-layout-name="Mpm1">
      <style:header>
        <text:p text:style-name="MP1">1º DAM <text:tab/><text:tab/><text:tab/><text:tab/><text:tab/><text:tab/><text:tab/><text:tab/><text:tab/>IES PABLO PICASS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20:21:35.205000000</meta:creation-date>
    <dc:date>2020-03-28T09:51:07.527678647</dc:date>
    <meta:editing-duration>PT1H56M3S</meta:editing-duration>
    <meta:editing-cycles>14</meta:editing-cycles>
    <meta:generator>LibreOffice/6.0.7.3$Linux_X86_64 LibreOffice_project/00m0$Build-3</meta:generator>
    <meta:document-statistic meta:table-count="0" meta:image-count="0" meta:object-count="0" meta:page-count="3" meta:paragraph-count="33" meta:word-count="698" meta:character-count="4299" meta:non-whitespace-character-count="3592"/>
  </office:meta>
</office:document-meta>
</file>